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gingClassWriter.visit( int version , int access , String name , String signature , String superName , String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buggingClassWriter.getSup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gingClassWriter.toByteArra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buggingClassWriter.DebuggingClassWriter(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gingClassWrite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